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b67b" officeooo:paragraph-rsid="0006b67b"/>
    </style:style>
    <style:style style:name="P2" style:family="paragraph" style:parent-style-name="Standard">
      <style:text-properties officeooo:paragraph-rsid="0006b67b"/>
    </style:style>
    <style:style style:name="P3" style:family="paragraph" style:parent-style-name="Standard">
      <style:text-properties officeooo:rsid="0006fe5c" officeooo:paragraph-rsid="0006fe5c"/>
    </style:style>
    <style:style style:name="P4" style:family="paragraph" style:parent-style-name="Standard">
      <style:text-properties officeooo:rsid="000842e8" officeooo:paragraph-rsid="000842e8"/>
    </style:style>
    <style:style style:name="P5" style:family="paragraph" style:parent-style-name="Standard">
      <style:text-properties officeooo:rsid="00087952" officeooo:paragraph-rsid="00087952"/>
    </style:style>
    <style:style style:name="P6" style:family="paragraph" style:parent-style-name="Standard">
      <style:text-properties officeooo:rsid="00087952" officeooo:paragraph-rsid="00087952"/>
    </style:style>
    <style:style style:name="T1" style:family="text">
      <style:text-properties officeooo:rsid="0006b67b"/>
    </style:style>
    <style:style style:name="T2" style:family="text">
      <style:text-properties fo:font-weight="bold" officeooo:rsid="0006b67b" style:font-weight-asian="bold" style:font-weight-complex="bold"/>
    </style:style>
    <style:style style:name="T3" style:family="text">
      <style:text-properties fo:font-weight="normal" officeooo:rsid="0006b67b" style:font-weight-asian="normal" style:font-weight-complex="normal"/>
    </style:style>
    <style:style style:name="T4" style:family="text">
      <style:text-properties officeooo:rsid="0006fe5c"/>
    </style:style>
    <style:style style:name="T5" style:family="text">
      <style:text-properties officeooo:rsid="000a63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Para un error se lanza o se hace </text:span><text:span text:style-name="T2">Throwable</text:span><text:span text:style-name="T1"> <text:s/>y </text:span>es lanzado al sistema es una <text:s/>clase es la superclase de todos los errores y excepciones en el lenguaje Java</text:p>
      <text:p text:style-name="P2"/>
      <text:p text:style-name="P2"/>
      <text:p text:style-name="P1">Throwable←Error o ← Exception ←RuntimeException← <text:span text:style-name="T4">IndexoutOfBoundsException</text:span> <text:span text:style-name="T4">o </text:span><text:s/>← <text:span text:style-name="T4">ArithmeticException o ← <text:s/>IoException ← FileNotFOundException</text:span></text:p>
      <text:p text:style-name="P1"/>
      <text:p text:style-name="P1"/>
      <text:p text:style-name="P1"/>
      <text:p text:style-name="P1"/>
      <text:p text:style-name="P1">try{</text:p>
      <text:p text:style-name="P1">}catch(TipoExcepcion e) {</text:p>
      <text:p text:style-name="P1">}<text:span text:style-name="T4">finally{</text:span></text:p>
      <text:p text:style-name="P3">}</text:p>
      <text:p text:style-name="P1"><text:tab/></text:p>
      <text:p text:style-name="P1"/>
      <text:p text:style-name="P1">FileWriter(Stringnombrearchivo) → esta vacio y te lo escribe y si no esta vacio te lo sobrescribe</text:p>
      <text:p text:style-name="P1"/>
      <text:p text:style-name="P1">“ “ “ “(“”,boolean append) → te lo escribe desde o a continuacion desde donde esta escrito</text:p>
      <text:p text:style-name="P1"/>
      <text:p text:style-name="P1">BufferedWriter→ viud write (int carácter) te escribe caractetr</text:p>
      <text:p text:style-name="P1"/>
      <text:p text:style-name="P1"><text:tab/><text:tab/>→ void write String cad te escribe una cadena</text:p>
      <text:p text:style-name="P1"/>
      <text:p text:style-name="P1"><text:tab/><text:tab/>→ void newLine() poner un salto de linea</text:p>
      <text:p text:style-name="P1"><text:tab/><text:tab/>→ void flush() te vacia el buffer </text:p>
      <text:p text:style-name="P1"><text:tab/><text:tab/>→ void close() te vacia el buffer y te lo cierra</text:p>
      <text:p text:style-name="P1"/>
      <text:p text:style-name="P1">Si pongo el en el try (BufferedWriter out= new BufferedWRiter) es apertura con recursos y asi ponemos ya directamente el catch abajo y dentro del parentesis se puede poner varios buffers.</text:p>
      <text:p text:style-name="P1"/>
      <text:p text:style-name="P1"/>
      <text:p text:style-name="P1">XMLACCESORTYPE(XMLACCESTYPE.FIELD)=QUE VA A COGER LOS VALORES DE LOS ATRIBUTOS</text:p>
      <text:p text:style-name="P1">PROPERTY: ES GETTER Y SETTER</text:p>
      <text:p text:style-name="P1">PUBLIC MEMBER: DE LOS MIEMBROS PUBLICS</text:p>
      <text:p text:style-name="P1"/>
      <text:p text:style-name="P1">ARCHIVOS BINARIOS</text:p>
      <text:p text:style-name="P1"/>
      <text:p text:style-name="P1">FileOutputStream(.dat)</text:p>
      <text:p text:style-name="P1">FileINputStream()</text:p>
      <text:p text:style-name="P1">ObjectOutputStream()</text:p>
      <text:p text:style-name="P1">ObjectInputStream()</text:p>
      <text:p text:style-name="P1"/>
      <text:p text:style-name="P1">En los parentesis van los archivos .dat.</text:p>
      <text:p text:style-name="P1"/>
      <text:p text:style-name="P1"/>
      <text:p text:style-name="P1">Bits a dato se le llama deserializacion</text:p>
      <text:p text:style-name="P1"/>
      <text:p text:style-name="P1">dato a bits se le llama serializacion</text:p>
      <text:p text:style-name="P1"/>
      <text:p text:style-name="P1">class MiClase implements Serializable{</text:p>
      <text:p text:style-name="P1"><text:soft-page-break/>}</text:p>
      <text:p text:style-name="P1">Serializable es <text:s/>objectoutputStream → void writeBoolean(boolean b)</text:p>
      <text:p text:style-name="P1"><text:tab/><text:tab/><text:tab/><text:tab/><text:tab/> <text:s text:c="2"/>void writeChar (int c)</text:p>
      <text:p text:style-name="P1"><text:tab/><text:tab/><text:tab/><text:tab/><text:tab/> void wirteInt (int i)</text:p>
      <text:p text:style-name="P1"><text:tab/><text:tab/><text:tab/><text:tab/><text:tab/>void writeLong (Long l)</text:p>
      <text:p text:style-name="P1"><text:tab/><text:tab/><text:tab/><text:tab/><text:tab/>void writeDouble(Double d)</text:p>
      <text:p text:style-name="P1"><text:tab/><text:tab/><text:tab/><text:tab/><text:tab/>void WriteObject(Object o)</text:p>
      <text:p text:style-name="P1"><text:tab/><text:tab/><text:tab/><text:tab/><text:tab/><text:span text:style-name="T5">flush()</text:span></text:p>
      <text:p text:style-name="P1"><text:tab/><text:tab/><text:tab/><text:tab/></text:p>
      <text:p text:style-name="P1"/>
      <text:p text:style-name="P1"/>
      <text:p text:style-name="P4"><text:bookmark-start text:name="__DdeLink__40_3501630384"/>ObjectINpuStream→ boolean readBoolean()</text:p>
      <text:p text:style-name="P4"><text:tab/><text:tab/> <text:s text:c="6"/>→ char readChar()</text:p>
      <text:p text:style-name="P4"><text:tab/><text:tab/> <text:s text:c="4"/>→ int readInt()</text:p>
      <text:p text:style-name="P4"><text:tab/><text:tab/> <text:s text:c="2"/>→ double readDouble()</text:p>
      <text:p text:style-name="P4"><text:s text:c="27"/>→ long readlong()</text:p>
      <text:p text:style-name="P4"><text:s text:c="26"/>→ object readObject()<text:bookmark-end text:name="__DdeLink__40_3501630384"/></text:p>
      <text:p text:style-name="P4"/>
      <text:p text:style-name="P4"/>
      <text:p text:style-name="P4">si con lo se escribe es por ejemplo writeBoolean pues se recupera con el readBoolean todo tiene que ser igual a loq ue hicimos antes.</text:p>
      <text:p text:style-name="P4"><text:tab/><text:tab/><text:tab/></text:p>
      <text:p text:style-name="P4"/>
      <text:p text:style-name="P5">EOFException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4:56:54.072697918</meta:creation-date>
    <meta:editing-duration>PT1H47M51S</meta:editing-duration>
    <meta:editing-cycles>4</meta:editing-cycles>
    <meta:generator>LibreOffice/7.3.7.2$Linux_X86_64 LibreOffice_project/30$Build-2</meta:generator>
    <dc:date>2024-05-08T19:10:35.309349792</dc:date>
    <meta:document-statistic meta:table-count="0" meta:image-count="0" meta:object-count="0" meta:page-count="2" meta:paragraph-count="45" meta:word-count="279" meta:character-count="1919" meta:non-whitespace-character-count="1552"/>
  </office:meta>
</office:document-meta>
</file>